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6.B1" style:family="table-cell">
      <style:table-cell-properties fo:background-color="#ffffff" fo:padding="0.097cm" fo:border="0.002cm solid #ffffff">
        <style:background-image/>
      </style:table-cell-properties>
    </style:style>
    <style:style style:name="Table6.A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e6.B2" style:family="table-cell">
      <style:table-cell-properties fo:background-color="#ffffff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Table7" style:family="table">
      <style:table-properties style:width="8.07cm" table:align="left"/>
    </style:style>
    <style:style style:name="Table7.A" style:family="table-column">
      <style:table-column-properties style:column-width="4.718cm"/>
    </style:style>
    <style:style style:name="Table7.B" style:family="table-column">
      <style:table-column-properties style:column-width="3.351cm"/>
    </style:style>
    <style:style style:name="Table7.1" style:family="table-row">
      <style:table-row-properties fo:background-color="#cccccc">
        <style:background-image/>
      </style:table-row-properties>
    </style:style>
    <style:style style:name="Tab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cccccc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8.07cm" table:align="left"/>
    </style:style>
    <style:style style:name="Table8.A" style:family="table-column">
      <style:table-column-properties style:column-width="4.741cm"/>
    </style:style>
    <style:style style:name="Table8.B" style:family="table-column">
      <style:table-column-properties style:column-width="3.328cm"/>
    </style:style>
    <style:style style:name="Tab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cccc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33cm" table:align="left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1.653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478cm"/>
    </style:style>
    <style:style style:name="Table1.E" style:family="table-column">
      <style:table-column-properties style:column-width="1.543cm"/>
    </style:style>
    <style:style style:name="Table1.F" style:family="table-column">
      <style:table-column-properties style:column-width="1.565cm"/>
    </style:style>
    <style:style style:name="Table1.J" style:family="table-column">
      <style:table-column-properties style:column-width="1.61cm"/>
    </style:style>
    <style:style style:name="Table1.K" style:family="table-column">
      <style:table-column-properties style:column-width="1.256cm"/>
    </style:style>
    <style:style style:name="Table1.1" style:family="table-row">
      <style:table-row-properties fo:background-color="#6699cc">
        <style:background-image/>
      </style:table-row-properties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K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K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99cm" style:rel-column-width="6548*"/>
    </style:style>
    <style:style style:name="Table3.B" style:family="table-column">
      <style:table-column-properties style:column-width="1.7cm" style:rel-column-width="6554*"/>
    </style:style>
    <style:style style:name="Table3.J" style:family="table-column">
      <style:table-column-properties style:column-width="1.702cm" style:rel-column-width="6561*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J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F2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Table3.J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89cm" style:rel-column-width="21928*"/>
    </style:style>
    <style:style style:name="Table2.B" style:family="table-column">
      <style:table-column-properties style:column-width="11.312cm" style:rel-column-width="43607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0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e2.B10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font-name="Arial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9900ff"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9900ff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Heading_20_2">
      <style:paragraph-properties fo:text-align="center" style:justify-single-word="false"/>
      <style:text-properties style:font-name="Arial"/>
    </style:style>
    <style:style style:name="P19" style:family="paragraph" style:parent-style-name="Heading_20_1">
      <style:paragraph-properties fo:text-align="center" style:justify-single-word="false"/>
      <style:text-properties style:font-name="Arial"/>
    </style:style>
    <style:style style:name="P20" style:family="paragraph" style:parent-style-name="Text_20_body">
      <style:paragraph-properties fo:text-align="start" style:justify-single-word="false"/>
      <style:text-properties style:font-name="Arial"/>
    </style:style>
    <style:style style:name="P21" style:family="paragraph" style:parent-style-name="Text_20_body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style:font-name="Ari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Arial" fo:font-style="normal" style:font-style-asian="normal" style:font-style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4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A4012 Statistical Machine Translation</text:h>
      <text:h text:style-name="P18" text:outline-level="2">Assignment 2: Language Modelling</text:h>
      <text:p text:style-name="P3"/>
      <text:p text:style-name="P4"><text:span text:style-name="T1">Training Data </text:span><text:span text:style-name="T2">D</text:span><text:span text:style-name="T3">: </text:span></text:p>
      <text:p text:style-name="P21"><text:tab/>&lt;s&gt; I am a student &lt;/s&gt;</text:p>
      <text:p text:style-name="P21"><text:tab/>&lt;s&gt; he is a teacher &lt;/s&gt;</text:p>
      <text:p text:style-name="P21"><text:tab/>&lt;s&gt; she is a student &lt;/s&gt;</text:p>
      <text:p text:style-name="P21"/>
      <text:p text:style-name="P21">In the training data I add the start of sentence token &lt;s&gt; and the end of sentence token &lt;/s&gt; this is just make it easier for calculating bi-grams.</text:p>
      <text:p text:style-name="P21">Q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3">Uni-gram model M</text:span><text:span text:style-name="T5">1</text:span><text:span text:style-name="T3">:</text:span></text:p>
            <text:p text:style-name="P22"><draw:frame draw:style-name="fr1" draw:name="Object23" text:anchor-type="as-char" svg:y="-0.619cm" svg:width="4.521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6.B1" office:value-type="string">
            <text:p text:style-name="P5"><text:span text:style-name="T3">Bi-gram model M</text:span><text:span text:style-name="T5">2</text:span><text:span text:style-name="T7">:</text:span></text:p>
            <text:p text:style-name="P23"><draw:frame draw:style-name="fr1" draw:name="Object24" text:anchor-type="as-char" svg:y="-0.619cm" svg:width="5.265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9">Word w</text:p>
                </table:table-cell>
                <table:table-cell table:style-name="Table7.B1" office:value-type="string">
                  <text:p text:style-name="P9">P(w)</text:p>
                </table:table-cell>
              </table:table-row>
              <table:table-row>
                <table:table-cell table:style-name="Table7.A2" office:value-type="string">
                  <text:p text:style-name="P8">I</text:p>
                </table:table-cell>
                <table:table-cell table:style-name="Table7.B2" office:value-type="string">
                  <text:p text:style-name="P8"><draw:frame draw:style-name="fr1" draw:name="Object45" text:anchor-type="as-char" svg:y="-0.377cm" svg:width="2.117cm" svg:height="0.469cm" draw:z-index="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am</text:p>
                </table:table-cell>
                <table:table-cell table:style-name="Table7.B2" office:value-type="string">
                  <text:p text:style-name="P8"><draw:frame draw:style-name="fr1" draw:name="Object46" text:anchor-type="as-char" svg:y="-0.377cm" svg:width="2.117cm" svg:height="0.469cm" draw:z-index="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a</text:p>
                </table:table-cell>
                <table:table-cell table:style-name="Table7.B2" office:value-type="string">
                  <text:p text:style-name="P8"><draw:frame draw:style-name="fr1" draw:name="Object47" text:anchor-type="as-char" svg:y="-0.377cm" svg:width="2.125cm" svg:height="0.469cm" draw:z-index="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student</text:p>
                </table:table-cell>
                <table:table-cell table:style-name="Table7.B2" office:value-type="string">
                  <text:p text:style-name="P8"><draw:frame draw:style-name="fr1" draw:name="Object48" text:anchor-type="as-char" svg:y="-0.377cm" svg:width="1.921cm" svg:height="0.469cm" draw:z-index="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he</text:p>
                </table:table-cell>
                <table:table-cell table:style-name="Table7.B2" office:value-type="string">
                  <text:p text:style-name="P8"><draw:frame draw:style-name="fr1" draw:name="Object49" text:anchor-type="as-char" svg:y="-0.377cm" svg:width="2.117cm" svg:height="0.469cm" draw:z-index="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is</text:p>
                </table:table-cell>
                <table:table-cell table:style-name="Table7.B2" office:value-type="string">
                  <text:p text:style-name="P8"><draw:frame draw:style-name="fr1" draw:name="Object50" text:anchor-type="as-char" svg:y="-0.377cm" svg:width="1.921cm" svg:height="0.469cm" draw:z-index="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teacher</text:p>
                </table:table-cell>
                <table:table-cell table:style-name="Table7.B2" office:value-type="string">
                  <text:p text:style-name="P8"><draw:frame draw:style-name="fr1" draw:name="Object51" text:anchor-type="as-char" svg:y="-0.377cm" svg:width="2.117cm" svg:height="0.469cm" draw:z-index="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she</text:p>
                </table:table-cell>
                <table:table-cell table:style-name="Table7.B2" office:value-type="string">
                  <text:p text:style-name="P8"><draw:frame draw:style-name="fr1" draw:name="Object52" text:anchor-type="as-char" svg:y="-0.377cm" svg:width="2.117cm" svg:height="0.469cm" draw:z-index="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&lt;s&gt;</text:p>
                </table:table-cell>
                <table:table-cell table:style-name="Table7.B2" office:value-type="string">
                  <text:p text:style-name="P8"><draw:frame draw:style-name="fr1" draw:name="Object53" text:anchor-type="as-char" svg:y="-0.377cm" svg:width="2.125cm" svg:height="0.469cm" draw:z-index="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8">&lt;/s&gt;</text:p>
                </table:table-cell>
                <table:table-cell table:style-name="Table7.B2" office:value-type="string">
                  <text:p text:style-name="P8"><draw:frame draw:style-name="fr1" draw:name="Object54" text:anchor-type="as-char" svg:y="-0.377cm" svg:width="2.125cm" svg:height="0.469cm" draw:z-index="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  <table:table-cell table:style-name="Table6.B2" office:value-type="string">
            <text:p text:style-name="Standard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<text:span text:style-name="T6">w</text:span><text:span text:style-name="T4">x </text:span><text:span text:style-name="T6">,</text:span><text:span text:style-name="T4"> </text:span><text:span text:style-name="T6">w</text:span><text:span text:style-name="T4">y</text:span></text:p>
                </table:table-cell>
                <table:table-cell table:style-name="Table8.B1" office:value-type="string">
                  <text:p text:style-name="P6">p(w<text:span text:style-name="T4">y</text:span><text:span text:style-name="T6">|w</text:span><text:span text:style-name="T4">x</text:span>)</text:p>
                </table:table-cell>
              </table:table-row>
              <table:table-row>
                <table:table-cell table:style-name="Table8.A2" office:value-type="string">
                  <text:p text:style-name="P7">&lt;s&gt; , I </text:p>
                </table:table-cell>
                <table:table-cell table:style-name="Table8.B2" office:value-type="string">
                  <text:p text:style-name="P6"><draw:frame draw:style-name="fr1" draw:name="Object55" text:anchor-type="as-char" svg:y="-0.377cm" svg:width="1.693cm" svg:height="0.467cm" draw:z-index="1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I , am</text:p>
                </table:table-cell>
                <table:table-cell table:style-name="Table8.B2" office:value-type="string">
                  <text:p text:style-name="P6"><draw:frame draw:style-name="fr1" draw:name="Object56" text:anchor-type="as-char" svg:y="-0.377cm" svg:width="1.367cm" svg:height="0.467cm" draw:z-index="1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am , a</text:p>
                </table:table-cell>
                <table:table-cell table:style-name="Table8.B2" office:value-type="string">
                  <text:p text:style-name="P6"><draw:frame draw:style-name="fr1" draw:name="Object57" text:anchor-type="as-char" svg:y="-0.377cm" svg:width="1.367cm" svg:height="0.467cm" draw:z-index="1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a , student</text:p>
                </table:table-cell>
                <table:table-cell table:style-name="Table8.B2" office:value-type="string">
                  <text:p text:style-name="P6"><draw:frame draw:style-name="fr1" draw:name="Object58" text:anchor-type="as-char" svg:y="-0.377cm" svg:width="1.715cm" svg:height="0.467cm" draw:z-index="1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student , &lt;/s&gt;</text:p>
                </table:table-cell>
                <table:table-cell table:style-name="Table8.B2" office:value-type="string">
                  <text:p text:style-name="P6"><draw:frame draw:style-name="fr1" draw:name="Object59" text:anchor-type="as-char" svg:y="-0.377cm" svg:width="1.399cm" svg:height="0.467cm" draw:z-index="1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&lt;s&gt; , he</text:p>
                </table:table-cell>
                <table:table-cell table:style-name="Table8.B2" office:value-type="string">
                  <text:p text:style-name="P6"><draw:frame draw:style-name="fr1" draw:name="Object60" text:anchor-type="as-char" svg:y="-0.377cm" svg:width="1.693cm" svg:height="0.467cm" draw:z-index="1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he , is</text:p>
                </table:table-cell>
                <table:table-cell table:style-name="Table8.B2" office:value-type="string">
                  <text:p text:style-name="P6"><draw:frame draw:style-name="fr1" draw:name="Object61" text:anchor-type="as-char" svg:y="-0.377cm" svg:width="1.367cm" svg:height="0.467cm" draw:z-index="1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is , a</text:p>
                </table:table-cell>
                <table:table-cell table:style-name="Table8.B2" office:value-type="string">
                  <text:p text:style-name="P6"><draw:frame draw:style-name="fr1" draw:name="Object62" text:anchor-type="as-char" svg:y="-0.377cm" svg:width="1.399cm" svg:height="0.467cm" draw:z-index="1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a , teacher</text:p>
                </table:table-cell>
                <table:table-cell table:style-name="Table8.B2" office:value-type="string">
                  <text:p text:style-name="P6"><draw:frame draw:style-name="fr1" draw:name="Object63" text:anchor-type="as-char" svg:y="-0.377cm" svg:width="1.693cm" svg:height="0.467cm" draw:z-index="1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teacher , &lt;/s&gt;</text:p>
                </table:table-cell>
                <table:table-cell table:style-name="Table8.B2" office:value-type="string">
                  <text:p text:style-name="P6"><draw:frame draw:style-name="fr1" draw:name="Object64" text:anchor-type="as-char" svg:y="-0.377cm" svg:width="1.367cm" svg:height="0.467cm" draw:z-index="1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&lt;s&gt; , she</text:p>
                </table:table-cell>
                <table:table-cell table:style-name="Table8.B2" office:value-type="string">
                  <text:p text:style-name="P6"><draw:frame draw:style-name="fr1" draw:name="Object65" text:anchor-type="as-char" svg:y="-0.377cm" svg:width="1.693cm" svg:height="0.467cm" draw:z-index="2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7">she , is</text:p>
                </table:table-cell>
                <table:table-cell table:style-name="Table8.B2" office:value-type="string">
                  <text:p text:style-name="P6"><draw:frame draw:style-name="fr1" draw:name="Object66" text:anchor-type="as-char" svg:y="-0.377cm" svg:width="1.367cm" svg:height="0.467cm" draw:z-index="2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Q2</text:p>
      <text:p text:style-name="P21">Words in language = { I, am, a, student, he, is, teacher, she }</text:p>
      <text:p text:style-name="P21">vocabulary size with sentence boundaries = 9</text:p>
      <text:p text:style-name="P21">Smoothed count table with our alpha value applie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C" table:number-columns-repeated="2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I </text:p>
          </table:table-cell>
          <table:table-cell table:style-name="Table1.A1" office:value-type="string">
            <text:p text:style-name="P10">am</text:p>
          </table:table-cell>
          <table:table-cell table:style-name="Table1.A1" office:value-type="string">
            <text:p text:style-name="P10">a</text:p>
          </table:table-cell>
          <table:table-cell table:style-name="Table1.A1" office:value-type="string">
            <text:p text:style-name="P10">student</text:p>
          </table:table-cell>
          <table:table-cell table:style-name="Table1.A1" office:value-type="string">
            <text:p text:style-name="P10">he</text:p>
          </table:table-cell>
          <table:table-cell table:style-name="Table1.A1" office:value-type="string">
            <text:p text:style-name="P10">is</text:p>
          </table:table-cell>
          <table:table-cell table:style-name="Table1.A1" office:value-type="string">
            <text:p text:style-name="P10">teacher</text:p>
          </table:table-cell>
          <table:table-cell table:style-name="Table1.A1" office:value-type="string">
            <text:p text:style-name="P10">she</text:p>
          </table:table-cell>
          <table:table-cell table:style-name="Table1.A1" office:value-type="string">
            <text:p text:style-name="P10">&lt;/s&gt;</text:p>
          </table:table-cell>
          <table:table-cell table:style-name="Table1.K1" office:value-type="string">
            <text:p text:style-name="P10">SUM</text:p>
          </table:table-cell>
        </table:table-row>
        <table:table-row>
          <table:table-cell table:style-name="Table1.A2" office:value-type="string">
            <text:p text:style-name="P10">&lt;s&gt;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4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4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4.8">
            <text:p text:style-name="P12">4.8</text:p>
          </table:table-cell>
        </table:table-row>
        <table:table-row>
          <table:table-cell table:style-name="Table1.A2" office:value-type="string">
            <text:p text:style-name="P10">I 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2.8">
            <text:p text:style-name="P12">2.8</text:p>
          </table:table-cell>
        </table:table-row>
        <table:table-row>
          <table:table-cell table:style-name="Table1.A2" office:value-type="string">
            <text:p text:style-name="P10">am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2.8">
            <text:p text:style-name="P12">2.8</text:p>
          </table:table-cell>
        </table:table-row>
        <table:table-row>
          <table:table-cell table:style-name="Table1.A2" office:value-type="string">
            <text:p text:style-name="P10">a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2+0.2=2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4.8">
            <text:p text:style-name="P12">4.8</text:p>
          </table:table-cell>
        </table:table-row>
        <table:table-row>
          <table:table-cell table:style-name="Table1.A2" office:value-type="string">
            <text:p text:style-name="P10">student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2+0.2=2.2</text:p>
          </table:table-cell>
          <table:table-cell table:style-name="Table1.K2" office:value-type="float" office:value="3.8">
            <text:p text:style-name="P12">3.8</text:p>
          </table:table-cell>
        </table:table-row>
        <table:table-row>
          <table:table-cell table:style-name="Table1.A2" office:value-type="string">
            <text:p text:style-name="P10">he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2.8">
            <text:p text:style-name="P12">2.8</text:p>
          </table:table-cell>
        </table:table-row>
        <table:table-row>
          <table:table-cell table:style-name="Table1.A2" office:value-type="string">
            <text:p text:style-name="P10">is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2+0.2=2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3.8">
            <text:p text:style-name="P12">3.8</text:p>
          </table:table-cell>
        </table:table-row>
        <table:table-row>
          <table:table-cell table:style-name="Table1.A2" office:value-type="string">
            <text:p text:style-name="P10">teacher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K2" office:value-type="float" office:value="2.8">
            <text:p text:style-name="P12">2.8</text:p>
          </table:table-cell>
        </table:table-row>
        <table:table-row>
          <table:table-cell table:style-name="Table1.A2" office:value-type="string">
            <text:p text:style-name="P10">she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2">1+0.2=1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B2" office:value-type="string">
            <text:p text:style-name="P16">0+0.2=0.2</text:p>
          </table:table-cell>
          <table:table-cell table:style-name="Table1.K2" office:value-type="float" office:value="2.8">
            <text:p text:style-name="P12">2.8</text:p>
          </table:table-cell>
        </table:table-row>
      </table:table>
      <text:p text:style-name="P21"/>
      <text:p text:style-name="P2"><text:span text:style-name="T3"><draw:frame draw:style-name="fr1" draw:name="Object1" text:anchor-type="as-char" svg:y="-1.064cm" svg:width="3.552cm" svg:height="1.977cm" draw:z-index="2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<draw:frame draw:style-name="fr1" draw:name="Object2" text:anchor-type="as-char" svg:y="-1.561cm" svg:width="5.874cm" svg:height="2.97cm" draw:z-index="2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1">Smoothed probability table</text:p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B" table:number-columns-repeated="3"/>
        <table:table-column table:style-name="Table3.J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I </text:p>
          </table:table-cell>
          <table:table-cell table:style-name="Table3.A1" office:value-type="string">
            <text:p text:style-name="P11">am</text:p>
          </table:table-cell>
          <table:table-cell table:style-name="Table3.A1" office:value-type="string">
            <text:p text:style-name="P11">a</text:p>
          </table:table-cell>
          <table:table-cell table:style-name="Table3.A1" office:value-type="string">
            <text:p text:style-name="P11">student</text:p>
          </table:table-cell>
          <table:table-cell table:style-name="Table3.A1" office:value-type="string">
            <text:p text:style-name="P11">he</text:p>
          </table:table-cell>
          <table:table-cell table:style-name="Table3.A1" office:value-type="string">
            <text:p text:style-name="P11">is</text:p>
          </table:table-cell>
          <table:table-cell table:style-name="Table3.A1" office:value-type="string">
            <text:p text:style-name="P11">teacher</text:p>
          </table:table-cell>
          <table:table-cell table:style-name="Table3.A1" office:value-type="string">
            <text:p text:style-name="P11">she</text:p>
          </table:table-cell>
          <table:table-cell table:style-name="Table3.J1" office:value-type="string">
            <text:p text:style-name="P11">&lt;/s&gt;</text:p>
          </table:table-cell>
        </table:table-row>
        <table:table-row>
          <table:table-cell table:style-name="Table3.A2" office:value-type="string">
            <text:p text:style-name="P11">&lt;s&gt;</text:p>
          </table:table-cell>
          <table:table-cell table:style-name="Table3.B2" office:value-type="float" office:value="0.25">
            <text:p text:style-name="P13">0.25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F2" office:value-type="float" office:value="0.25">
            <text:p text:style-name="P13">0.25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F2" office:value-type="float" office:value="0.25">
            <text:p text:style-name="P13">0.25</text:p>
          </table:table-cell>
          <table:table-cell table:style-name="Table3.J2" office:value-type="float" office:value="0.0416">
            <text:p text:style-name="P17">0.0416</text:p>
          </table:table-cell>
        </table:table-row>
        <table:table-row>
          <table:table-cell table:style-name="Table3.A2" office:value-type="string">
            <text:p text:style-name="P11">I 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4285">
            <text:p text:style-name="P13">0.4285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J2" office:value-type="float" office:value="0.0714">
            <text:p text:style-name="P17">0.0714</text:p>
          </table:table-cell>
        </table:table-row>
        <table:table-row>
          <table:table-cell table:style-name="Table3.A2" office:value-type="string">
            <text:p text:style-name="P11">am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4285">
            <text:p text:style-name="P13">0.4285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J2" office:value-type="float" office:value="0.0714">
            <text:p text:style-name="P17">0.0714</text:p>
          </table:table-cell>
        </table:table-row>
        <table:table-row>
          <table:table-cell table:style-name="Table3.A2" office:value-type="string">
            <text:p text:style-name="P11">a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4583">
            <text:p text:style-name="P15">0.4583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F2" office:value-type="float" office:value="0.25">
            <text:p text:style-name="P15">0.25</text:p>
          </table:table-cell>
          <table:table-cell table:style-name="Table3.C2" office:value-type="float" office:value="0.0416">
            <text:p text:style-name="P17">0.0416</text:p>
          </table:table-cell>
          <table:table-cell table:style-name="Table3.J2" office:value-type="float" office:value="0.0416">
            <text:p text:style-name="P17">0.0416</text:p>
          </table:table-cell>
        </table:table-row>
        <table:table-row>
          <table:table-cell table:style-name="Table3.A2" office:value-type="string">
            <text:p text:style-name="P11">student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J2" office:value-type="float" office:value="0.5789">
            <text:p text:style-name="P13">0.5789</text:p>
          </table:table-cell>
        </table:table-row>
        <table:table-row>
          <table:table-cell table:style-name="Table3.A2" office:value-type="string">
            <text:p text:style-name="P11">he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4285">
            <text:p text:style-name="P13">0.4285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J2" office:value-type="float" office:value="0.0714">
            <text:p text:style-name="P17">0.0714</text:p>
          </table:table-cell>
        </table:table-row>
        <table:table-row>
          <table:table-cell table:style-name="Table3.A2" office:value-type="string">
            <text:p text:style-name="P11">is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5789">
            <text:p text:style-name="P13">0.5789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C2" office:value-type="float" office:value="0.0526">
            <text:p text:style-name="P17">0.0526</text:p>
          </table:table-cell>
          <table:table-cell table:style-name="Table3.J2" office:value-type="float" office:value="0.0526">
            <text:p text:style-name="P17">0.0526</text:p>
          </table:table-cell>
        </table:table-row>
        <table:table-row>
          <table:table-cell table:style-name="Table3.A2" office:value-type="string">
            <text:p text:style-name="P11">teacher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J2" office:value-type="float" office:value="0.4285">
            <text:p text:style-name="P13">0.4285</text:p>
          </table:table-cell>
        </table:table-row>
        <table:table-row>
          <table:table-cell table:style-name="Table3.A2" office:value-type="string">
            <text:p text:style-name="P11">she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4285">
            <text:p text:style-name="P13">0.4285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C2" office:value-type="float" office:value="0.0714">
            <text:p text:style-name="P17">0.0714</text:p>
          </table:table-cell>
          <table:table-cell table:style-name="Table3.J2" office:value-type="float" office:value="0.0714">
            <text:p text:style-name="P17">0.0714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oft-page-break/><text:span text:style-name="T3">Bag of Words </text:span><text:span text:style-name="T2">B</text:span><text:span text:style-name="T3">:</text:span></text:p>
      <text:p text:style-name="P21"><text:tab/>{ teacher, she, a, is }</text:p>
      <text:p text:style-name="P4"/>
      <text:p text:style-name="P3">Exhausting all the possible sentences using our back of words B gives us 4! possible sentences to calculat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p(&lt;s&gt; teacher she a is &lt;/s&gt;)</text:p>
          </table:table-cell>
          <table:table-cell table:style-name="Table2.B1" office:value-type="string">
            <text:p text:style-name="P6"><draw:frame draw:style-name="fr1" draw:name="Object3" text:anchor-type="as-char" svg:y="-0.797cm" svg:width="10.851cm" svg:height="1.445cm" draw:z-index="2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teacher she is a &lt;/s&gt;)</text:p>
          </table:table-cell>
          <table:table-cell table:style-name="Table2.B2" office:value-type="string">
            <text:p text:style-name="P6"><draw:frame draw:style-name="fr1" draw:name="Object4" text:anchor-type="as-char" svg:y="-0.797cm" svg:width="10.851cm" svg:height="1.445cm" draw:z-index="2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teacher is she a &lt;/s&gt;)</text:p>
          </table:table-cell>
          <table:table-cell table:style-name="Table2.B2" office:value-type="string">
            <text:p text:style-name="P6"><draw:frame draw:style-name="fr1" draw:name="Object5" text:anchor-type="as-char" svg:y="-0.797cm" svg:width="10.851cm" svg:height="1.445cm" draw:z-index="2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teacher a she is &lt;/s&gt;)</text:p>
          </table:table-cell>
          <table:table-cell table:style-name="Table2.B2" office:value-type="string">
            <text:p text:style-name="P6"><draw:frame draw:style-name="fr1" draw:name="Object6" text:anchor-type="as-char" svg:y="-0.797cm" svg:width="10.851cm" svg:height="1.445cm" draw:z-index="2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teacher is a she &lt;/s&gt;)</text:p>
          </table:table-cell>
          <table:table-cell table:style-name="Table2.B2" office:value-type="string">
            <text:p text:style-name="P6"><draw:frame draw:style-name="fr1" draw:name="Object7" text:anchor-type="as-char" svg:y="-0.797cm" svg:width="10.746cm" svg:height="1.445cm" draw:z-index="3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teacher a is she &lt;/s&gt;)</text:p>
          </table:table-cell>
          <table:table-cell table:style-name="Table2.B2" office:value-type="string">
            <text:p text:style-name="P6"><draw:frame draw:style-name="fr1" draw:name="Object8" text:anchor-type="as-char" svg:y="-0.797cm" svg:width="10.851cm" svg:height="1.445cm" draw:z-index="3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she teacher a is &lt;/s&gt;)</text:p>
          </table:table-cell>
          <table:table-cell table:style-name="Table2.B2" office:value-type="string">
            <text:p text:style-name="P6"><draw:frame draw:style-name="fr1" draw:name="Object9" text:anchor-type="as-char" svg:y="-0.797cm" svg:width="10.85cm" svg:height="1.445cm" draw:z-index="3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she a teacher is &lt;/s&gt;)</text:p>
          </table:table-cell>
          <table:table-cell table:style-name="Table2.B2" office:value-type="string">
            <text:p text:style-name="P6"><draw:frame draw:style-name="fr1" draw:name="Object10" text:anchor-type="as-char" svg:y="-0.797cm" svg:width="10.746cm" svg:height="1.445cm" draw:z-index="3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she a is teacher &lt;/s&gt;)</text:p>
          </table:table-cell>
          <table:table-cell table:style-name="Table2.B2" office:value-type="string">
            <text:p text:style-name="P6"><draw:frame draw:style-name="fr1" draw:name="Object11" text:anchor-type="as-char" svg:y="-0.797cm" svg:width="10.851cm" svg:height="1.445cm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2.A10" office:value-type="string">
            <text:p text:style-name="P6">p(&lt;s&gt; she is a teacher &lt;/s&gt;)</text:p>
          </table:table-cell>
          <table:table-cell table:style-name="Table2.B10" office:value-type="string">
            <text:p text:style-name="P6"><draw:frame draw:style-name="fr1" draw:name="Object12" text:anchor-type="as-char" svg:y="-0.797cm" svg:width="10.746cm" svg:height="1.445cm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she teacher is a &lt;/s&gt;)</text:p>
          </table:table-cell>
          <table:table-cell table:style-name="Table2.B2" office:value-type="string">
            <text:p text:style-name="P6"><draw:frame draw:style-name="fr2" draw:name="Object13" text:anchor-type="as-char" svg:y="-0.797cm" svg:width="10.767cm" svg:height="1.445cm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she is teacher a &lt;/s&gt;)</text:p>
          </table:table-cell>
          <table:table-cell table:style-name="Table2.B2" office:value-type="string">
            <text:p text:style-name="P6"><draw:frame draw:style-name="fr2" draw:name="Object14" text:anchor-type="as-char" svg:y="-0.797cm" svg:width="10.746cm" svg:height="1.445cm" draw:z-index="3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a teacher she is &lt;/s&gt;)</text:p>
          </table:table-cell>
          <table:table-cell table:style-name="Table2.B2" office:value-type="string">
            <text:p text:style-name="P6"><draw:frame draw:style-name="fr2" draw:name="Object15" text:anchor-type="as-char" svg:y="-0.797cm" svg:width="10.746cm" svg:height="1.445cm" draw:z-index="3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6">p(&lt;s&gt; a she teacher is &lt;/s&gt;)</text:p>
          </table:table-cell>
          <table:table-cell table:style-name="Table2.B2" office:value-type="string">
            <text:p text:style-name="P6"><draw:frame draw:style-name="fr2" draw:name="Object16" text:anchor-type="as-char" svg:y="-0.797cm" svg:width="10.746cm" svg:height="1.445cm" draw:z-index="3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a she is teacher &lt;/s&gt;)</text:p>
          </table:table-cell>
          <table:table-cell table:style-name="Table2.B2" office:value-type="string">
            <text:p text:style-name="P6"><draw:frame draw:style-name="fr2" draw:name="Object17" text:anchor-type="as-char" svg:y="-0.797cm" svg:width="10.747cm" svg:height="1.445cm" draw:z-index="4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a is she teacher &lt;/s&gt;)</text:p>
          </table:table-cell>
          <table:table-cell table:style-name="Table2.B2" office:value-type="string">
            <text:p text:style-name="P6"><draw:frame draw:style-name="fr2" draw:name="Object18" text:anchor-type="as-char" svg:y="-0.797cm" svg:width="10.746cm" svg:height="1.445cm" draw:z-index="4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a teacher is she &lt;/s&gt;)</text:p>
          </table:table-cell>
          <table:table-cell table:style-name="Table2.B2" office:value-type="string">
            <text:p text:style-name="P6"><draw:frame draw:style-name="fr2" draw:name="Object19" text:anchor-type="as-char" svg:y="-0.797cm" svg:width="10.746cm" svg:height="1.445cm" draw:z-index="4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a is teacher she &lt;/s&gt;)</text:p>
          </table:table-cell>
          <table:table-cell table:style-name="Table2.B2" office:value-type="string">
            <text:p text:style-name="P6"><draw:frame draw:style-name="fr2" draw:name="Object20" text:anchor-type="as-char" svg:y="-0.797cm" svg:width="10.746cm" svg:height="1.445cm" draw:z-index="4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teacher she a &lt;/s&gt;)</text:p>
          </table:table-cell>
          <table:table-cell table:style-name="Table2.B2" office:value-type="string">
            <text:p text:style-name="P6"><draw:frame draw:style-name="fr2" draw:name="Object21" text:anchor-type="as-char" svg:y="-0.797cm" svg:width="10.746cm" svg:height="1.445cm" draw:z-index="4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she teacher a &lt;/s&gt;)</text:p>
          </table:table-cell>
          <table:table-cell table:style-name="Table2.B2" office:value-type="string">
            <text:p text:style-name="P6"><draw:frame draw:style-name="fr2" draw:name="Object22" text:anchor-type="as-char" svg:y="-0.797cm" svg:width="10.746cm" svg:height="1.445cm" draw:z-index="4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she a teacher &lt;/s&gt;)</text:p>
          </table:table-cell>
          <table:table-cell table:style-name="Table2.B2" office:value-type="string">
            <text:p text:style-name="P6"><draw:frame draw:style-name="fr2" draw:name="Object25" text:anchor-type="as-char" svg:y="-0.797cm" svg:width="10.747cm" svg:height="1.445cm" draw:z-index="4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a she teacher &lt;/s&gt;)</text:p>
          </table:table-cell>
          <table:table-cell table:style-name="Table2.B2" office:value-type="string">
            <text:p text:style-name="P6"><draw:frame draw:style-name="fr2" draw:name="Object26" text:anchor-type="as-char" svg:y="-0.797cm" svg:width="10.746cm" svg:height="1.445cm" draw:z-index="4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a teacher she &lt;/s&gt;)</text:p>
          </table:table-cell>
          <table:table-cell table:style-name="Table2.B2" office:value-type="string">
            <text:p text:style-name="P6"><draw:frame draw:style-name="fr2" draw:name="Object27" text:anchor-type="as-char" svg:y="-0.797cm" svg:width="10.746cm" svg:height="1.445cm" draw:z-index="4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p(&lt;s&gt; is teacher a she &lt;/s&gt;)</text:p>
          </table:table-cell>
          <table:table-cell table:style-name="Table2.B2" office:value-type="string">
            <text:p text:style-name="P6"><draw:frame draw:style-name="fr2" draw:name="Object28" text:anchor-type="as-char" svg:y="-0.797cm" svg:width="10.746cm" svg:height="1.445cm" draw:z-index="4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ext:p text:style-name="P3"/>
      <text:p text:style-name="P3"/>
      <text:p text:style-name="P3">Q3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3-20T14:58:31.62</meta:creation-date>
    <dc:date>2016-03-21T17:04:54.89</dc:date>
    <dc:creator>eoin murphy</dc:creator>
    <meta:editing-duration>PT10H9M23S</meta:editing-duration>
    <meta:editing-cycles>12</meta:editing-cycles>
    <meta:generator>OpenOffice/4.1.1$Win32 OpenOffice.org_project/411m6$Build-9775</meta:generator>
    <meta:document-statistic meta:table-count="6" meta:image-count="0" meta:object-count="50" meta:page-count="4" meta:paragraph-count="326" meta:word-count="531" meta:character-count="292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add</mi>
              <mo stretchy="false">−</mo>
              <mo stretchy="false">α</mo>
            </mrow>
            <mi mathvariant="italic">smoothing</mi>
            <mi mathvariant="normal">:</mi>
          </mrow>
        </mtd>
      </mtr>
      <mtr>
        <mtd>
          <mrow>
            <mrow>
              <mi>p</mi>
              <mo stretchy="false">=</mo>
              <mfrac>
                <mrow>
                  <mrow>
                    <mi>c</mi>
                    <mo stretchy="false">+</mo>
                    <mo stretchy="false">α</mo>
                  </mrow>
                </mrow>
                <mrow>
                  <mrow>
                    <mi>n</mi>
                    <mo stretchy="false">+</mo>
                    <mrow>
                      <mo stretchy="false">α</mo>
                    </mrow>
                  </mrow>
                  <mi>v</mi>
                </mrow>
              </mfrac>
            </mrow>
          </mrow>
        </mtd>
      </mtr>
    </mtable>
    <annotation encoding="StarMath 5.0">add-%alpha smoothing:
newline
p = {c+%alpha} over {n + {%alpha}v}
newline
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a|she)</mtext>
                  </mrow>
                  <mo stretchy="false">×</mo>
                  <mtext>p(teacher|a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1675</mn>
          </mrow>
        </mtd>
      </mtr>
    </mtable>
    <annotation encoding="StarMath 5.0">"=p(she|&lt;s&gt;)"times"p(a|she)"times"p(teacher|a)"times"p(is|teacher)"times"p(&lt;/s&gt;|is)"newline
"=" 0.25 times 0.0714 times 0.25 times 0.0714 times 0.0526 newline
"=" 0.00001675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a|she)</mtext>
                  </mrow>
                  <mo stretchy="false">×</mo>
                  <mtext>p(is|a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 p(she|&lt;s&gt;)" times "p(a|she)" times "p(is|a)" times "p(teacher|is)" times "p(&lt;/s&gt;|teacher)" newline
"=" 0.25 times 0.0714 times 0.0416 times 0.0526 times 0.4285 newline
"=" 0.00001673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a|is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5789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6643</mn>
          </mrow>
        </mtd>
      </mtr>
    </mtable>
    <annotation encoding="StarMath 5.0">"=p(she|&lt;s&gt;)"times "p(is|she)" times "p(a|is)" times "p(teacher|a)" times "p(&lt;/s&gt;|teacher)"newline
"=" 0.25 times 0.4285 times 0.5789 times 0.25 times 0.4285 newline
"=" 0.006643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,&lt;s&gt;)</mtext>
                    <mo stretchy="false">×</mo>
                    <mtext>p(teacher|she)</mtext>
                  </mrow>
                  <mo stretchy="false">×</mo>
                  <mtext>p(is|teacher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she,&lt;s&gt;)"times"p(teacher|she)"times"p(is|teacher)"times"p(a|is)"times"p(&lt;/s&gt;|a)"newline
"="0.25 times 0.0714 times 0.0714 times 0.5789 times 0.0416 newline
"="0.00003069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teacher|is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she|&lt;s&gt;)"times"p(is|she)"times"p(teacher|is)"times"p(a|teacher)"times"p(&lt;/s&gt;|a)" newline
"="0.25 times 0.4285 times 0.0526 times 0.0714 times 0.0416 newline
"="0.00001673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she|teacher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a|&lt;s&gt;)" times "p(teacher|a)" times "p(she|teacher)" times "p(is|she)" times "p(&lt;/s&gt;|is)" newline
"="0.0416 times 0.25 times 0.0714 times 0.4285 times 0.0526 newline

"="0.00001673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teacher|she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04640</mn>
          </mrow>
        </mtd>
      </mtr>
    </mtable>
    <annotation encoding="StarMath 5.0">"=p(a|&lt;s&gt;)" times "p(she|a)" times "p(teacher|she)" times "p(is|teacher)" times "p(&lt;/s&gt;|is)" newline
"=" 0.0416 times 0.0416 times 0.0714 times 0.0714 times 0.0526 newline
"=" 0.00000464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is|she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4285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1</mn>
          </mrow>
        </mtd>
      </mtr>
    </mtable>
    <annotation encoding="StarMath 5.0">"=p(a|&lt;s&gt;)" times "p(she|a)" times "p(is|she)" times "p(teacher|is)" times "p(&lt;/s&gt;|teacher)" newline 
"=" 0.0416 times 0.0416 times 0.4285 times 0.0526 times 0.4285 newline
"=" 0.00001671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she|is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02784</mn>
          </mrow>
        </mtd>
      </mtr>
    </mtable>
    <annotation encoding="StarMath 5.0">"=p(a|&lt;s&gt;)" times "p(is|a)" times "p(she|is)" times "p(teacher|she)" times "p(&lt;/s&gt;|teacher)" newline
"=" 0.0416 times 0.0416 times 0.0526 times 0.0714 times 0.4285 newline
"=" 0.000002784</annotation>
  </semantics>
</math>
</file>

<file path=Object 1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is|teacher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2788</mn>
          </mrow>
        </mtd>
      </mtr>
    </mtable>
    <annotation encoding="StarMath 5.0">"=p(a|&lt;s&gt;)" times "p(teacher|a)" times "p(is|teacher)" times "p(she|is)" times "p(&lt;/s&gt;|she)" newline
"=" 0.0416 times 0.25 times 0.0714 times 0.0526 times 0.0714 newline
"=" 0.000002788</annotation>
  </semantics>
</math>
</file>

<file path=Object 2/content.xml><?xml version="1.0" encoding="utf-8"?>
<math xmlns="http://www.w3.org/1998/Math/MathML">
  <semantics>
    <mtable>
      <mtr>
        <mtd>
          <mrow>
            <mi mathvariant="italic">where</mi>
            <mi mathvariant="normal">:</mi>
          </mrow>
        </mtd>
      </mtr>
      <mtr>
        <mtd>
          <mrow>
            <mi/>
            <mrow>
              <mi>p</mi>
              <mo stretchy="false">=</mo>
              <mi>p</mi>
            </mrow>
            <mrow>
              <mo stretchy="false">(</mo>
              <mrow>
                <msub>
                  <mi>w</mi>
                  <mi>n</mi>
                </msub>
                <mtext>|</mtext>
                <msub>
                  <mi>w</mi>
                  <mn>1,</mn>
                </msub>
                <mn>...</mn>
                <mi>,</mi>
                <msub>
                  <mi>w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td>
      </mtr>
      <mtr>
        <mtd>
          <mrow>
            <mi/>
            <mrow>
              <mi>c</mi>
              <mo stretchy="false">=</mo>
              <mtext>count of n-gram in corpus</mtext>
            </mrow>
          </mrow>
        </mtd>
      </mtr>
      <mtr>
        <mtd>
          <mrow>
            <mi/>
            <mrow>
              <mi>n</mi>
              <mo stretchy="false">=</mo>
              <mtext>count of history in corpus</mtext>
            </mrow>
          </mrow>
        </mtd>
      </mtr>
      <mtr>
        <mtd>
          <mrow>
            <mi/>
            <mrow>
              <mi>v</mi>
              <mo stretchy="false">=</mo>
              <mtext>vocabulary size</mtext>
            </mrow>
          </mrow>
        </mtd>
      </mtr>
      <mtr>
        <mtd>
          <mrow>
            <mi/>
            <mrow>
              <mo stretchy="false">α</mo>
              <mo stretchy="false">=</mo>
              <mn>0.2</mn>
            </mrow>
          </mrow>
        </mtd>
      </mtr>
    </mtable>
    <annotation encoding="StarMath 5.0">alignl where: 
newline
alignl ~~~~p = p(w_n"|"w_1, ..., w_{n-1}) newline
alignl ~~~~c = "count of n-gram in corpus" newline
alignl ~~~~n = "count of history in corpus" newline
alignl ~~~~v = "vocabulary size" newline
alignl ~~~~%alpha = 0.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teacher|is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06405</mn>
          </mrow>
        </mtd>
      </mtr>
    </mtable>
    <annotation encoding="StarMath 5.0">"=p(a|&lt;s&gt;)" times "p(is|a)" times "p(teacher|is)" times "p(she|teacher)" times "p(&lt;/s&gt;|she)" newline
"=" 0.0416 times 0.0416 times 0.0526 times 0.0714 times 0.0714 newline
"=" 0.000006405</annotation>
  </semantics>
</math>
</file>

<file path=Object 2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teacher|is)</mtext>
                  </mrow>
                  <mo stretchy="false">×</mo>
                  <mtext>p(she|teacher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p(is|&lt;s&gt;)" times "p(teacher|is)" times "p(she|teacher)" times "p(a|she)" times "p(&lt;/s&gt;|a)" newline
"=" 0.0416 times 0.0526 times 0.0714 times 0.0714 times 0.0416 newline
"=" 0.0000004640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teacher|she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6499</mn>
          </mrow>
        </mtd>
      </mtr>
    </mtable>
    <annotation encoding="StarMath 5.0">"=p(is|&lt;s&gt;)" times "p(she|is)" times "p(teacher|she)" times "p(a|teacher)" times "p(&lt;/s&gt;|a)" newline 
"=" 0.0416 times 0.0526 times 0.0714 times 0.0714 times 0.0416 newline
"=" 0.00000649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frac>
          <mrow>
            <mi mathvariant="italic">occurences</mi>
            <mi mathvariant="italic">of</mi>
            <mi>w</mi>
          </mrow>
          <mrow>
            <mi mathvariant="italic">number</mi>
            <mi mathvariant="italic">of</mi>
            <mi mathvariant="italic">tokens</mi>
          </mrow>
        </mfrac>
      </mrow>
    </mrow>
    <annotation encoding="StarMath 5.0">p(w) = {occurences of w}over{number of tokens}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i>y</mi>
            <mtext>|</mtext>
            <mi>x</mi>
          </mrow>
          <mo stretchy="false">)</mo>
        </mrow>
        <mo stretchy="false">=</mo>
        <mfrac>
          <mrow>
            <mi mathvariant="italic">occurences</mi>
            <mi mathvariant="italic">of</mi>
            <mi>'</mi>
            <mi>x</mi>
            <mi>y</mi>
            <mi>'</mi>
          </mrow>
          <mrow>
            <mi mathvariant="italic">occurencs</mi>
            <mi mathvariant="italic">of</mi>
            <mi>x</mi>
          </mrow>
        </mfrac>
      </mrow>
    </mrow>
    <annotation encoding="StarMath 5.0">p(y"|"x) = {occurences of 'x y'} over {occurencs of x}</annotation>
  </semantics>
</math>
</file>

<file path=Object 2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a|she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is|&lt;s&gt;)" times "p(she|is)" times "p(a|she)" times "p(teacher|a)" times "p(&lt;/s&gt;|teacher)" newline
"=" 0.0416 times 0.0526 times 0.0714 times 0.25 times 0.4285 newline
"=" 0.00001673</annotation>
  </semantics>
</math>
</file>

<file path=Object 2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she|a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041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3065</mn>
          </mrow>
        </mtd>
      </mtr>
    </mtable>
    <annotation encoding="StarMath 5.0">"=p(is|&lt;s&gt;)" times "p(a|is)" times "p(she|a)" times "p(teacher|she)" times "p(&lt;/s&gt;|teacher)" newline
"=" 0.0416 times 0.5789 times 0.0416 times 0.0714 times 0.4285 newline
"=" 0.00003065</annotation>
  </semantics>
</math>
</file>

<file path=Object 2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428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5260</mn>
          </mrow>
        </mtd>
      </mtr>
    </mtable>
    <annotation encoding="StarMath 5.0">"=p(is|&lt;s&gt;)" times "p(a|is)" times "p(teacher|a)" times "p(she|teacher)" times "p(&lt;/s&gt;|she)" newline
"=" 0.0416 times 0.5789 times 0.4285 times 0.0714 times 0.0714 newline
"=" 0.00005260</annotation>
  </semantics>
</math>
</file>

<file path=Object 2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is|&lt;s&gt;)" times "p(a|is)" times "p(teacher|a)" times "p(she|teacher)" times "p(&lt;/s&gt;|she)" newline
"=" 0.0416 times 0.5789 times 0.25 times 0.0714 times 0.0714 newline
"=" 0.00003069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a|she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she|teacher)" times "p(a|she)" times "p(is|a)"times"p(&lt;/s&gt;|is)" newline
"=" 0.0416 times 0.0714 times 0.0714 times 0.0416 times 0.0526 newline
"=" 0.0000004640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is|she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4285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2</mn>
          </mrow>
        </mtd>
      </mtr>
    </mtable>
    <annotation encoding="StarMath 5.0">"= p(teacher|&lt;s&gt;)" times "p(she|teacher)" times "p(is|she)" times "p(a|is)" times "p(&lt;/s&gt;|a)"newline
"=" 0.0416 times 0.0714 times 0.4285 times 0.5789 times 0.0416 newline
"=" 0.00003062</annotation>
  </semantics>
</math>
</file>

<file path=Object 45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6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7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48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49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is|teacher)</mtext>
                  </mrow>
                  <mo stretchy="false">×</mo>
                  <mtext>p(she|is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is|teacher)" times "p(she|is)" times "p(a|she)" times "p(&lt;/s&gt;|a)"newline
"=" 0.0416 times 0.0714 times 0.0526 times 0.0714 times 0.0416 newline
"=" 0.0000004640</annotation>
  </semantics>
</math>
</file>

<file path=Object 50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51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2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3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4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5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7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8/content.xml><?xml version="1.0" encoding="utf-8"?>
<math xmlns="http://www.w3.org/1998/Math/MathML">
  <semantics>
    <mrow>
      <mrow>
        <mrow>
          <mn>2</mn>
          <mo stretchy="false">/</mo>
          <mn>3</mn>
        </mrow>
        <mo stretchy="false">=</mo>
        <mn>0.6</mn>
      </mrow>
    </mrow>
    <annotation encoding="StarMath 5.0">2 / 3 = 0.6</annotation>
  </semantics>
</math>
</file>

<file path=Object 59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she|a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02784</mn>
          </mrow>
        </mtd>
      </mtr>
    </mtable>
    <annotation encoding="StarMath 5.0">"= p(teacher|&lt;s&gt;)" times "p(a|teacher)" times "p(she|a)" times "p(is|she)" times "p(&lt;/s&gt;|is)"newline
"=" 0.0416 times 0.0714 times 0.0416 times 0.4285 times 0.0526 newline
"=" 0.000002784</annotation>
  </semantics>
</math>
</file>

<file path=Object 60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1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2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3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4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teacher|&lt;s&gt;)</mtext>
                    <mo stretchy="false">×</mo>
                    <mtext>p(is|teacher)</mtext>
                  </mrow>
                  <mo stretchy="false">×</mo>
                  <mtext>p(a|is)</mtext>
                </mrow>
                <mo stretchy="false">×</mo>
                <mtext>p(she|a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5789</mn>
                </mrow>
                <mo stretchy="false">×</mo>
                <mn>0.0416</mn>
              </mrow>
              <mo stretchy="false">×</mo>
              <mn>0.0714</mn>
            </mrow>
          </mrow>
        </mtd>
      </mtr>
      <mtr>
        <mtd>
          <mrow>
            <mtext>=</mtext>
            <mn>0.000005107</mn>
          </mrow>
        </mtd>
      </mtr>
    </mtable>
    <annotation encoding="StarMath 5.0">"=p(teacher|&lt;s&gt;)" times "p(is|teacher)" times "p(a|is)" times "p(she|a)" times "p(&lt;/s&gt;|she)" newline
"="0.0416 times 0.0714 times 0.5789 times 0.0416 times 0.0714 newline
"="0.000005107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is|a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times"p(a|teacher)"times"p(is|a)"times"p(she|is)"times"p(&lt;/s&gt;|she)" newline
"=" 0.0416 times 0.0714 times 0.0416 times 0.0526 times 0.0714 newline
"=" 0.0000004640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teacher|she)</mtext>
                  </mrow>
                  <mo stretchy="false">×</mo>
                  <mtext>p(a|teacher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2788</mn>
          </mrow>
        </mtd>
      </mtr>
    </mtable>
    <annotation encoding="StarMath 5.0">"= p(she|&lt;s&gt;)"times"p(teacher|she)"times"p(a|teacher)"times"p(is|a)"times"p(&lt;/s&gt;|is)"newline
"=" 0.25 times 0.0714 times 0.0714 times 0.0416 times 0.0526 newline
"=" 0.000002788</annotation>
  </semantics>
</math>
</file>